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Normal" style:font-family-generic="modern" style:font-pitch="fixed"/>
    <style:font-face style:name="Linux Biolinum1" svg:font-family="'Linux Biolinum'" style:font-adornments="Gras" style:font-pitch="variable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1">
      <style:paragraph-properties fo:text-align="start" style:justify-single-word="false" fo:padding="0.074cm" fo:border-left="none" fo:border-right="none" fo:border-top="none" fo:border-bottom="0.035cm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cédures Stockées</text:p>
      <text:p text:style-name="P3">Exercice :</text:p>
      <text:p text:style-name="P4">Vous devez produire 5 descriptions procédures (procédure et pas fonction) stockées :</text:p>
      <text:list xml:id="list305527618" text:style-name="L1">
        <text:list-item>
          <text:p text:style-name="P5">une insertion</text:p>
        </text:list-item>
        <text:list-item>
          <text:p text:style-name="P5">une modification</text:p>
        </text:list-item>
        <text:list-item>
          <text:p text:style-name="P5">une suppression</text:p>
        </text:list-item>
        <text:list-item>
          <text:p text:style-name="P6">autre </text:p>
        </text:list-item>
      </text:list>
      <text:h text:style-name="Heading_20_1" text:outline-level="1">Modification : Déclarer un vélo cassé</text:h>
      <text:p text:style-name="Text_20_body"><text:span text:style-name="T1">Déclencheur </text:span>: si un bon d'intervention déclare un vélo « non réparable »</text:p>
      <text:p text:style-name="Text_20_body"><text:span text:style-name="T1">Valeur d'input </text:span>: identifient du vélo a déclasser</text:p>
      <text:p text:style-name="Text_20_body"><text:span text:style-name="T1">Actions </text:span>: vérifie que le vélo existe, bascule le champs « Casse » en true et vérifie qu'il n'a plus de stations liée (fait les mises à jours sur la station si elle n'avais pas étais faite).</text:p>
      <text:p text:style-name="Text_20_body"><text:span text:style-name="T1">Table(s) impactée(s) </text:span>: « Velo », « Station » (via une création dans « BONINTERV »)</text:p>
      <text:p text:style-name="P2">Erreurs <text:span text:style-name="T2">: vélo non existant ou actuellement en utilisation.</text:span></text:p>
      <text:h text:style-name="Heading_20_1" text:outline-level="1">Suppression : Destruction d'une station</text:h>
      <text:p text:style-name="Text_20_body"><text:span text:style-name="T1">Déclencheur </text:span>: demande manuel via page de suppression</text:p>
      <text:p text:style-name="Text_20_body"><text:span text:style-name="T1">Valeur d'input </text:span>: identifient de la station</text:p>
      <text:p text:style-name="Text_20_body"><text:span text:style-name="T1">Actions </text:span>: contrôle l’absence de vélo encore liée, procède à l'archivage des informations de la station et à la suppression dans la table principal.</text:p>
      <text:p text:style-name="Text_20_body"><text:span text:style-name="T1">Table(s) impactée(s) </text:span>: « Station » &amp; archivage</text:p>
      <text:p text:style-name="P2">Erreurs <text:span text:style-name="T2">: vélo encore présent.</text:span></text:p>
      <text:h text:style-name="Heading_20_1" text:outline-level="1">Création : Ajout d'un produit</text:h>
      <text:p text:style-name="Text_20_body"><text:span text:style-name="T1">Déclencheur </text:span>: demande manuel via page d'ajout</text:p>
      <text:p text:style-name="Text_20_body"><text:span text:style-name="T1">Valeur d'input </text:span>: valeurs techniques requises (roue/poids)</text:p>
      <text:p text:style-name="Text_20_body"><text:span text:style-name="T1">Actions </text:span>: Ajoute l'entrée dans la liste des produit accessible via la gestion de stock</text:p>
      <text:p text:style-name="Text_20_body"><text:span text:style-name="T1">Table(s) impactée(s) </text:span>: « Produit »</text:p>
      <text:p text:style-name="P2">Erreurs <text:span text:style-name="T2">: aucun</text:span></text:p>
      <text:h text:style-name="Heading_20_1" text:outline-level="1">Création : Ajout d'un adhérent</text:h>
      <text:p text:style-name="Text_20_body"><text:span text:style-name="T1">Déclencheur </text:span>: demande via borne en libre service</text:p>
      <text:p text:style-name="Text_20_body"><text:span text:style-name="T1">Valeur d'input </text:span>: valeurs requises (type/titre/nom/prénom/rue/cp/ville/pays/date de naissance)</text:p>
      <text:p text:style-name="Text_20_body"><text:span text:style-name="T1">Actions </text:span>: Vérifie que l'adhérent n’existe pas déjà et l'ajoute dans la table des adhérents</text:p>
      <text:p text:style-name="Text_20_body"><text:span text:style-name="T1">Table(s) impactée(s) </text:span>: « adherent »</text:p>
      <text:p text:style-name="P2">Erreurs <text:span text:style-name="T2">: L'adhérent a déjà un comp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Normal" style:font-family-generic="modern" style:font-pitch="fixed"/>
    <style:font-face style:name="Linux Biolinum1" svg:font-family="'Linux Biolinum'" style:font-adornments="Gras" style:font-pitch="variable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variant="small-caps" fo:color="#008080" style:font-name="Liberation Mono" fo:font-size="2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tab-stops/>
        <style:background-image/>
      </style:paragraph-properties>
      <style:text-properties fo:color="#008080" style:font-name="Linux Biolinum1" fo:font-size="15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false"/>
      </style:header-style>
      <style:footer-style>
        <style:header-footer-properties fo:min-height="0.75cm" fo:margin-left="0cm" fo:margin-right="0cm" fo:margin-top="0.25cm" style:dynamic-spacing="false"/>
      </style:footer-style>
    </style:page-layout>
  </office:automatic-styles>
  <office:master-styles>
    <style:master-page style:name="Standard" style:page-layout-name="Mpm1">
      <style:header>
        <text:p text:style-name="Standard">ELIE Benoît</text:p>
      </style:header>
      <style:footer>
        <text:p text:style-name="MP1">P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it </meta:initial-creator>
    <meta:creation-date>2013-11-04T17:45:36</meta:creation-date>
    <dc:date>2013-11-04T18:59:14</dc:date>
    <dc:creator>benoit </dc:creator>
    <meta:editing-duration>PT01H10M18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269" meta:character-count="1627"/>
  </office:meta>
</office:document-meta>
</file>